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6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urnierserie 2025 R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Turnierserie 2025</text:p>
          </table:table-cell>
          <table:table-cell table:style-name="ce1"/>
          <table:table-cell table:style-name="ce1" office:value-type="string" calcext:value-type="string">
            <text:p>Runde 1</text:p>
          </table:table-cell>
          <table:table-cell table:style-name="ce1" office:value-type="string" calcext:value-type="string">
            <text:p>Runde 2</text:p>
          </table:table-cell>
          <table:table-cell table:style-name="ce1" office:value-type="string" calcext:value-type="string">
            <text:p>Summe</text:p>
          </table:table-cell>
          <table:table-cell table:style-name="ce4" table:number-columns-repeated="16378"/>
          <table:table-cell table:style-name="ce5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nkte</text:p>
          </table:table-cell>
          <table:table-cell table:style-name="ce1"/>
          <table:table-cell table:style-name="ce1" office:value-type="string" calcext:value-type="string">
            <text:p>Gesamtpunkte</text:p>
          </table:table-cell>
          <table:table-cell table:style-name="ce4" table:number-columns-repeated="16378"/>
          <table:table-cell table:style-name="ce5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Nico</text:p>
          </table:table-cell>
          <table:table-cell office:value-type="float" office:value="7.5" calcext:value-type="float">
            <text:p>7,5</text:p>
          </table:table-cell>
          <table:table-cell/>
          <table:table-cell table:formula="of:=SUM([.C3:.D3])" office:value-type="float" office:value="7.5" calcext:value-type="float">
            <text:p>7,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Tim <text:s/></text:p>
          </table:table-cell>
          <table:table-cell office:value-type="float" office:value="6" calcext:value-type="float">
            <text:p>6,0</text:p>
          </table:table-cell>
          <table:table-cell/>
          <table:table-cell table:formula="of:=SUM([.C4:.D4])" office:value-type="float" office:value="6" calcext:value-type="float">
            <text:p>6,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Jo</text:p>
          </table:table-cell>
          <table:table-cell office:value-type="float" office:value="5" calcext:value-type="float">
            <text:p>5,0</text:p>
          </table:table-cell>
          <table:table-cell/>
          <table:table-cell table:formula="of:=SUM([.C5:.D5])" office:value-type="float" office:value="5" calcext:value-type="float">
            <text:p>5,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Kilian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6:.D6])" office:value-type="float" office:value="4.5" calcext:value-type="float">
            <text:p>4,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Maurice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7:.D7])" office:value-type="float" office:value="4.5" calcext:value-type="float">
            <text:p>4,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David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8:.D8])" office:value-type="float" office:value="4.5" calcext:value-type="float">
            <text:p>4,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Tilly</text:p>
          </table:table-cell>
          <table:table-cell office:value-type="float" office:value="4" calcext:value-type="float">
            <text:p>4,0</text:p>
          </table:table-cell>
          <table:table-cell/>
          <table:table-cell table:formula="of:=SUM([.C9:.D9])" office:value-type="float" office:value="4" calcext:value-type="float">
            <text:p>4,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Moritz</text:p>
          </table:table-cell>
          <table:table-cell office:value-type="float" office:value="4" calcext:value-type="float">
            <text:p>4,0</text:p>
          </table:table-cell>
          <table:table-cell/>
          <table:table-cell table:formula="of:=SUM([.C10:.D10])" office:value-type="float" office:value="4" calcext:value-type="float">
            <text:p>4,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Kiara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SUM([.C11:.D11])" office:value-type="float" office:value="3.5" calcext:value-type="float">
            <text:p>3,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Thomas</text:p>
          </table:table-cell>
          <table:table-cell office:value-type="float" office:value="2" calcext:value-type="float">
            <text:p>2,0</text:p>
          </table:table-cell>
          <table:table-cell/>
          <table:table-cell table:formula="of:=SUM([.C12:.D12])" office:value-type="float" office:value="2" calcext:value-type="float">
            <text:p>2,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Christian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UM([.C13:.D13])" office:value-type="float" office:value="1.5" calcext:value-type="float">
            <text:p>1,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Kiron</text:p>
          </table:table-cell>
          <table:table-cell office:value-type="float" office:value="1" calcext:value-type="float">
            <text:p>1,0</text:p>
          </table:table-cell>
          <table:table-cell/>
          <table:table-cell table:formula="of:=SUM([.C14:.D14])" office:value-type="float" office:value="1" calcext:value-type="float">
            <text:p>1,0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9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.00.0000</text:date>, <text:time style:data-style-name="N2" text:time-value="16:33:49.9551900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4:55:45.575423136</meta:creation-date>
    <dc:date>2025-06-06T16:56:39.952878048</dc:date>
    <meta:editing-duration>PT28M32S</meta:editing-duration>
    <meta:editing-cycles>3</meta:editing-cycles>
    <meta:generator>LibreOffice/25.2.3.2$Linux_X86_64 LibreOffice_project/520$Build-2</meta:generator>
    <meta:document-statistic meta:table-count="1" meta:cell-count="56" meta:object-count="0"/>
  </office:meta>
</office:document-meta>
</file>